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Helvetica Neue" svg:font-family="Helvetica Neue"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font-name="Arial" fo:font-size="15pt" style:font-size-asian="15pt" style:font-size-complex="15pt"/>
    </style:style>
    <style:style style:name="P3" style:parent-style-name="Textbody" style:family="paragraph">
      <style:text-properties style:font-name="Arial" fo:font-size="15pt" style:font-size-asian="15pt" style:font-size-complex="15pt"/>
    </style:style>
    <style:style style:name="T4" style:parent-style-name="StrongEmphasis" style:family="text">
      <style:text-properties style:font-name="Helvetica Neue" fo:color="#333333" fo:font-size="10pt" style:font-size-asian="10pt"/>
    </style:style>
    <style:style style:name="T5" style:parent-style-name="StrongEmphasis" style:family="text">
      <style:text-properties style:font-name="Helvetica Neue" fo:color="#333333" fo:font-size="10pt" style:font-size-asian="10pt"/>
    </style:style>
    <style:style style:name="T6" style:parent-style-name="StrongEmphasis" style:family="text">
      <style:text-properties style:font-name="Helvetica Neue" fo:color="#333333" fo:font-size="10pt" style:font-size-asian="10pt"/>
    </style:style>
    <style:style style:name="P7" style:parent-style-name="Textbody" style:family="paragraph">
      <style:paragraph-properties fo:margin-bottom="0.1in" style:line-height-at-least="0.2in"/>
      <style:text-properties style:font-name="Helvetica Neue" fo:color="#333333" fo:font-size="10pt" style:font-size-asian="10pt"/>
    </style:style>
    <style:style style:name="P8" style:parent-style-name="Textbody" style:family="paragraph">
      <style:paragraph-properties fo:margin-bottom="0.1in" style:line-height-at-least="0.2in"/>
      <style:text-properties style:font-name="Helvetica Neue" fo:color="#333333" fo:font-size="10pt" style:font-size-asian="10pt"/>
    </style:style>
    <style:style style:name="P9" style:parent-style-name="Textbody" style:family="paragraph">
      <style:paragraph-properties fo:margin-bottom="0.1in" style:line-height-at-least="0.2in"/>
      <style:text-properties style:font-name="Helvetica Neue" fo:color="#333333" fo:font-size="10pt" style:font-size-asian="10pt"/>
    </style:style>
    <style:style style:name="P10" style:parent-style-name="Textbody" style:family="paragraph">
      <style:paragraph-properties fo:margin-bottom="0.1in" style:line-height-at-least="0.2in"/>
      <style:text-properties style:font-name="Helvetica Neue" fo:color="#333333" fo:font-size="10pt" style:font-size-asian="10pt"/>
    </style:style>
    <style:style style:name="P11" style:parent-style-name="Textbody" style:family="paragraph">
      <style:paragraph-properties fo:margin-bottom="0.1in" style:line-height-at-least="0.2in"/>
      <style:text-properties style:font-name="Helvetica Neue" fo:color="#333333" fo:font-size="10pt" style:font-size-asian="10pt"/>
    </style:style>
    <style:style style:name="P12" style:parent-style-name="Textbody" style:family="paragraph">
      <style:paragraph-properties fo:margin-bottom="0.1in" style:line-height-at-least="0.2in"/>
      <style:text-properties style:font-name="Helvetica Neue" fo:color="#333333" fo:font-size="10pt" style:font-size-asian="10pt"/>
    </style:style>
    <style:style style:name="P13" style:parent-style-name="Textbody" style:family="paragraph">
      <style:paragraph-properties fo:margin-bottom="0.1in" style:line-height-at-least="0.2in"/>
      <style:text-properties style:font-name="Helvetica Neue" fo:color="#333333" fo:font-size="10pt" style:font-size-asian="10pt"/>
    </style:style>
    <style:style style:name="P14" style:parent-style-name="Textbody" style:family="paragraph">
      <style:paragraph-properties fo:margin-bottom="0.1in" style:line-height-at-least="0.2in"/>
    </style:style>
    <style:style style:name="T15" style:parent-style-name="DefaultParagraphFont" style:family="text">
      <style:text-properties style:font-name="Helvetica Neue" fo:color="#333333" fo:font-size="10pt" style:font-size-asian="10pt"/>
    </style:style>
  </office:automatic-styles>
  <office:body>
    <office:text text:use-soft-page-breaks="true">
      <text:p text:style-name="P1"/>
      <text:p text:style-name="P2">smartbox<text:s/>Example Document</text:p>
      <text:p text:style-name="P3"/>
      <text:p text:style-name="Textbody"><text:span text:style-name="T4">Welcome to<text:s/></text:span><text:span text:style-name="T5">smartbox</text:span><text:span text:style-name="T6">, your self-hosted file sync and share solution.</text:span></text:p>
      <text:p text:style-name="P7">Smartbox<text:s/>is open source file sync and share software for everyone from individuals<text:s/>operating the free Community Edition, to large enterprises and service providers operating<text:s/>smartbox<text:s/>Enterprise Edition.<text:s/>smartbox<text:s/>provides a safe, secure and compliant file sync and share solution on servers you control.</text:p>
      <text:p text:style-name="P8">With<text:s/>smartbox<text:s/>you can share one or more folders on your PC, and sync them with your<text:s/>smartbox<text:s/>server. Place files in your local shared directories, and those files are immediately synced to the server, and then to other PCs via the desktop client. Not near a desktop client? No problem, simply<text:s/>log in with the web client and manage your files there. The Android and iOS mobile apps allow you to browse, download and upload photos and videos. On Android, you may also create, download, edit and upload any other files, with the correct software installed.</text:p>
      <text:p text:style-name="P9">Whether using a mobile device, a workstation, or a web client,<text:s/>smartbox<text:s/>provides the ability to put the right files in the right hands at the right time on any device in one simple-to-use, secure, private and controlled solution.</text:p>
      <text:p text:style-name="P10">After all, with<text:s/>smartbox, it’s Your Cloud, Your Data, Your Way.</text:p>
      <text:p text:style-name="P11"/>
      <text:p text:style-name="P12"/>
      <text:p text:style-name="P13"/>
      <text:p text:style-name="P14"><text:span text:style-name="T15">(All example pictures &amp; music are licensed under Creative Commons Attribu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Helvetica Neue" svg:font-family="Helvetica Neue"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ilikzone</meta:initial-creator>
    <dc:creator>lilikzone</dc:creator>
    <meta:creation-date>2013-10-05T15:32:00Z</meta:creation-date>
    <dc:date>2015-04-23T21:01:00Z</dc:date>
    <meta:template xlink:href="Normal.dotm" xlink:type="simple"/>
    <meta:editing-cycles>1</meta:editing-cycles>
    <meta:editing-duration>PT120S</meta:editing-duration>
    <meta:document-statistic meta:page-count="1" meta:paragraph-count="2" meta:word-count="198" meta:character-count="1328" meta:row-count="9" meta:non-whitespace-character-count="1132"/>
  </office:meta>
</office:document-meta>
</file>